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6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Population</text:p>
          </table:table-cell>
          <table:table-cell table:style-name="ce1" office:value-type="string">
            <text:p>NSGAII/SPEA2</text:p>
          </table:table-cell>
          <table:table-cell table:style-name="ce1" office:value-type="string">
            <text:p>SPEA2/NSGAII</text:p>
          </table:table-cell>
          <table:table-cell table:style-name="ce1"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DTLZ1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MaxPopulation</text:p>
          </table:table-cell>
          <table:table-cell table:style-name="Default" office:value-type="string">
            <text:p>Coverage</text:p>
          </table:table-cell>
          <table:table-cell table:style-name="Default" office:value-type="string">
            <text:p>Coverage</text:p>
          </table:table-cell>
          <table:table-cell>
            <draw:frame table:end-cell-address="Sheet1.I16" table:end-x="1.761cm" table:end-y="0.162cm" draw:z-index="1" draw:style-name="gr1" svg:width="12.34cm" svg:height="4.847cm" svg:x="0.712cm" svg:y="0.283cm">
              <draw:object draw:notify-on-update-of-ranges="Sheet1.A6:Sheet1.A15 Sheet1.B5:Sheet1.B5 Sheet1.B6:Sheet1.B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O16" table:end-x="0.614cm" table:end-y="0.103cm" draw:z-index="2" draw:style-name="gr1" svg:width="12.34cm" svg:height="4.847cm" svg:x="1.823cm" svg:y="0.224cm">
              <draw:object draw:notify-on-update-of-ranges="Sheet1.A5:Sheet1.A5 Sheet1.A6:Sheet1.A15 Sheet1.C5:Sheet1.C5 Sheet1.C6:Sheet1.C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135">
            <text:p>0,13500000</text:p>
          </table:table-cell>
          <table:table-cell office:value-type="float" office:value="0.129">
            <text:p>0,12900000</text:p>
          </table:table-cell>
          <table:table-cell table:number-columns-repeated="102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42504624528">
            <text:p>0,42504625</text:p>
          </table:table-cell>
          <table:table-cell office:value-type="float" office:value="0.35455379058">
            <text:p>0,35455379</text:p>
          </table:table-cell>
          <table:table-cell table:number-columns-repeated="1021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45373156158">
            <text:p>0,45373156</text:p>
          </table:table-cell>
          <table:table-cell office:value-type="float" office:value="0.35910401604">
            <text:p>0,35910402</text:p>
          </table:table-cell>
          <table:table-cell table:number-columns-repeated="1021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33390052445">
            <text:p>0,33390052</text:p>
          </table:table-cell>
          <table:table-cell office:value-type="float" office:value="0.2803865203">
            <text:p>0,28038652</text:p>
          </table:table-cell>
          <table:table-cell table:number-columns-repeated="102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46971320779">
            <text:p>0,46971321</text:p>
          </table:table-cell>
          <table:table-cell office:value-type="float" office:value="0.25804161848">
            <text:p>0,25804162</text:p>
          </table:table-cell>
          <table:table-cell table:number-columns-repeated="1021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44466339142">
            <text:p>0,44466339</text:p>
          </table:table-cell>
          <table:table-cell office:value-type="float" office:value="0.26220913323">
            <text:p>0,26220913</text:p>
          </table:table-cell>
          <table:table-cell table:number-columns-repeated="1021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52487815648">
            <text:p>0,52487816</text:p>
          </table:table-cell>
          <table:table-cell office:value-type="float" office:value="0.21131386236">
            <text:p>0,21131386</text:p>
          </table:table-cell>
          <table:table-cell table:number-columns-repeated="1021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4428554618">
            <text:p>0,44285546</text:p>
          </table:table-cell>
          <table:table-cell office:value-type="float" office:value="0.26279847033">
            <text:p>0,26279847</text:p>
          </table:table-cell>
          <table:table-cell table:number-columns-repeated="1021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59721303976">
            <text:p>0,59721304</text:p>
          </table:table-cell>
          <table:table-cell office:value-type="float" office:value="0.17675298195">
            <text:p>0,17675298</text:p>
          </table:table-cell>
          <table:table-cell table:number-columns-repeated="1021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59741370818">
            <text:p>0,59741371</text:p>
          </table:table-cell>
          <table:table-cell office:value-type="float" office:value="0.17375917135">
            <text:p>0,17375917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DTLZ2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MaxPopulation</text:p>
          </table:table-cell>
          <table:table-cell table:style-name="Default" office:value-type="string">
            <text:p>Coverage</text:p>
          </table:table-cell>
          <table:table-cell table:style-name="Default" office:value-type="string">
            <text:p>Coverage</text:p>
          </table:table-cell>
          <table:table-cell>
            <draw:frame table:end-cell-address="Sheet1.I30" table:end-x="1.761cm" table:end-y="0.192cm" draw:z-index="0" draw:style-name="gr1" svg:width="12.34cm" svg:height="4.847cm" svg:x="0.712cm" svg:y="0.313cm">
              <draw:object draw:notify-on-update-of-ranges="Sheet1.A19:Sheet1.A19 Sheet1.A20:Sheet1.A29 Sheet1.B19:Sheet1.B19 Sheet1.B20:Sheet1.B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O30" table:end-x="0.742cm" table:end-y="0.163cm" draw:z-index="10" draw:style-name="gr1" svg:width="12.34cm" svg:height="4.847cm" svg:x="1.951cm" svg:y="0.284cm">
              <draw:object draw:notify-on-update-of-ranges="Sheet1.A19:Sheet1.A19 Sheet1.A20:Sheet1.A29 Sheet1.C19:Sheet1.C19 Sheet1.C20:Sheet1.C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28">
            <text:p>0,02800000</text:p>
          </table:table-cell>
          <table:table-cell office:value-type="float" office:value="0.038">
            <text:p>0,03800000</text:p>
          </table:table-cell>
          <table:table-cell table:number-columns-repeated="102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285">
            <text:p>0,02850000</text:p>
          </table:table-cell>
          <table:table-cell office:value-type="float" office:value="0.0475">
            <text:p>0,04750000</text:p>
          </table:table-cell>
          <table:table-cell table:number-columns-repeated="1021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3066666667">
            <text:p>0,03066667</text:p>
          </table:table-cell>
          <table:table-cell office:value-type="float" office:value="0.06166666667">
            <text:p>0,06166667</text:p>
          </table:table-cell>
          <table:table-cell table:number-columns-repeated="1021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485">
            <text:p>0,04850000</text:p>
          </table:table-cell>
          <table:table-cell office:value-type="float" office:value="0.06075">
            <text:p>0,06075000</text:p>
          </table:table-cell>
          <table:table-cell table:number-columns-repeated="102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482">
            <text:p>0,04820000</text:p>
          </table:table-cell>
          <table:table-cell office:value-type="float" office:value="0.0694">
            <text:p>0,06940000</text:p>
          </table:table-cell>
          <table:table-cell table:number-columns-repeated="1021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715">
            <text:p>0,07150000</text:p>
          </table:table-cell>
          <table:table-cell office:value-type="float" office:value="0.0865">
            <text:p>0,08650000</text:p>
          </table:table-cell>
          <table:table-cell table:number-columns-repeated="1021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9714285714">
            <text:p>0,09714286</text:p>
          </table:table-cell>
          <table:table-cell office:value-type="float" office:value="0.093">
            <text:p>0,09300000</text:p>
          </table:table-cell>
          <table:table-cell table:number-columns-repeated="1021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101125">
            <text:p>0,10112500</text:p>
          </table:table-cell>
          <table:table-cell office:value-type="float" office:value="0.1235">
            <text:p>0,12350000</text:p>
          </table:table-cell>
          <table:table-cell table:number-columns-repeated="1021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15877777778">
            <text:p>0,15877778</text:p>
          </table:table-cell>
          <table:table-cell office:value-type="float" office:value="0.12144444444">
            <text:p>0,12144444</text:p>
          </table:table-cell>
          <table:table-cell table:number-columns-repeated="1021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1643">
            <text:p>0,16430000</text:p>
          </table:table-cell>
          <table:table-cell office:value-type="float" office:value="0.1606">
            <text:p>0,160600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DTLZ3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MaxPopulation</text:p>
          </table:table-cell>
          <table:table-cell table:style-name="Default" office:value-type="string">
            <text:p>Coverage</text:p>
          </table:table-cell>
          <table:table-cell table:style-name="Default" office:value-type="string">
            <text:p>Coverage</text:p>
          </table:table-cell>
          <table:table-cell>
            <draw:frame table:end-cell-address="Sheet1.I44" table:end-x="1.761cm" table:end-y="0.162cm" draw:z-index="3" draw:style-name="gr1" svg:width="12.34cm" svg:height="4.847cm" svg:x="0.712cm" svg:y="0.283cm">
              <draw:object draw:notify-on-update-of-ranges="Sheet1.A33:Sheet1.A33 Sheet1.A34:Sheet1.A43 Sheet1.B33:Sheet1.B33 Sheet1.B34:Sheet1.B4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>
            <draw:frame table:end-cell-address="Sheet1.O44" table:end-x="0.553cm" table:end-y="0.223cm" draw:z-index="11" draw:style-name="gr1" svg:width="12.34cm" svg:height="4.847cm" svg:x="1.762cm" svg:y="0.344cm">
              <draw:object draw:notify-on-update-of-ranges="Sheet1.A33:Sheet1.A33 Sheet1.A34:Sheet1.A43 Sheet1.C33:Sheet1.C33 Sheet1.C34:Sheet1.C4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37955693941">
            <text:p>0,37955694</text:p>
          </table:table-cell>
          <table:table-cell office:value-type="float" office:value="0.4824293402">
            <text:p>0,48242934</text:p>
          </table:table-cell>
          <table:table-cell table:number-columns-repeated="102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45995371137">
            <text:p>0,45995371</text:p>
          </table:table-cell>
          <table:table-cell office:value-type="float" office:value="0.32921188092">
            <text:p>0,32921188</text:p>
          </table:table-cell>
          <table:table-cell table:number-columns-repeated="1021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50758109692">
            <text:p>0,50758110</text:p>
          </table:table-cell>
          <table:table-cell office:value-type="float" office:value="0.21288292291">
            <text:p>0,21288292</text:p>
          </table:table-cell>
          <table:table-cell table:number-columns-repeated="1021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55661363598">
            <text:p>0,55661364</text:p>
          </table:table-cell>
          <table:table-cell office:value-type="float" office:value="0.23832102868">
            <text:p>0,23832103</text:p>
          </table:table-cell>
          <table:table-cell table:number-columns-repeated="102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59109634174">
            <text:p>0,59109634</text:p>
          </table:table-cell>
          <table:table-cell office:value-type="float" office:value="0.21115179982">
            <text:p>0,21115180</text:p>
          </table:table-cell>
          <table:table-cell table:number-columns-repeated="1021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65692363271">
            <text:p>0,65692363</text:p>
          </table:table-cell>
          <table:table-cell office:value-type="float" office:value="0.18279958267">
            <text:p>0,18279958</text:p>
          </table:table-cell>
          <table:table-cell table:number-columns-repeated="1021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67217098728">
            <text:p>0,67217099</text:p>
          </table:table-cell>
          <table:table-cell office:value-type="float" office:value="0.23105774769">
            <text:p>0,23105775</text:p>
          </table:table-cell>
          <table:table-cell table:number-columns-repeated="1021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65926428589">
            <text:p>0,65926429</text:p>
          </table:table-cell>
          <table:table-cell office:value-type="float" office:value="0.16170639584">
            <text:p>0,16170640</text:p>
          </table:table-cell>
          <table:table-cell table:number-columns-repeated="1021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70592894507">
            <text:p>0,70592895</text:p>
          </table:table-cell>
          <table:table-cell office:value-type="float" office:value="0.15454713048">
            <text:p>0,15454713</text:p>
          </table:table-cell>
          <table:table-cell table:number-columns-repeated="1021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75563681199">
            <text:p>0,75563681</text:p>
          </table:table-cell>
          <table:table-cell office:value-type="float" office:value="0.12538475778">
            <text:p>0,12538476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Population</text:p>
          </table:table-cell>
          <table:table-cell table:style-name="Default" office:value-type="string">
            <text:p>NSGAII/IBEA</text:p>
          </table:table-cell>
          <table:table-cell table:style-name="Default" office:value-type="string">
            <text:p>IBEA/NSGAII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DTLZ1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MaxPopulation</text:p>
          </table:table-cell>
          <table:table-cell table:style-name="Default" office:value-type="string">
            <text:p>Coverage</text:p>
          </table:table-cell>
          <table:table-cell table:style-name="Default" office:value-type="string">
            <text:p>Coverage</text:p>
          </table:table-cell>
          <table:table-cell>
            <draw:frame table:end-cell-address="Sheet1.I61" table:end-x="1.511cm" table:end-y="0.073cm" draw:z-index="4" draw:style-name="gr1" svg:width="12.34cm" svg:height="4.847cm" svg:x="0.462cm" svg:y="0.194cm">
              <draw:object draw:notify-on-update-of-ranges="Sheet1.A50:Sheet1.A50 Sheet1.A51:Sheet1.A60 Sheet1.B50:Sheet1.B50 Sheet1.B51:Sheet1.B6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>
            <draw:frame table:end-cell-address="Sheet1.O61" table:end-x="0.898cm" table:end-y="0.103cm" draw:z-index="12" draw:style-name="gr1" svg:width="12.34cm" svg:height="4.847cm" svg:x="2.107cm" svg:y="0.224cm">
              <draw:object draw:notify-on-update-of-ranges="Sheet1.A50:Sheet1.A50 Sheet1.A51:Sheet1.A60 Sheet1.C50:Sheet1.C50 Sheet1.C51:Sheet1.C6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6539634146">
            <text:p>0,06539634</text:p>
          </table:table-cell>
          <table:table-cell office:value-type="float" office:value="0.103">
            <text:p>0,10300000</text:p>
          </table:table-cell>
          <table:table-cell table:number-columns-repeated="102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">
            <text:p>0,00000000</text:p>
          </table:table-cell>
          <table:table-cell office:value-type="float" office:value="0.38601520885">
            <text:p>0,38601521</text:p>
          </table:table-cell>
          <table:table-cell table:number-columns-repeated="1021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">
            <text:p>0,00000000</text:p>
          </table:table-cell>
          <table:table-cell office:value-type="float" office:value="0.2994784178">
            <text:p>0,29947842</text:p>
          </table:table-cell>
          <table:table-cell table:number-columns-repeated="1021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">
            <text:p>0,00000000</text:p>
          </table:table-cell>
          <table:table-cell office:value-type="float" office:value="0.13584621826">
            <text:p>0,13584622</text:p>
          </table:table-cell>
          <table:table-cell table:number-columns-repeated="102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">
            <text:p>0,00000000</text:p>
          </table:table-cell>
          <table:table-cell office:value-type="float" office:value="0.17983022716">
            <text:p>0,17983023</text:p>
          </table:table-cell>
          <table:table-cell table:number-columns-repeated="1021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">
            <text:p>0,00000000</text:p>
          </table:table-cell>
          <table:table-cell office:value-type="float" office:value="0.17892832479">
            <text:p>0,17892832</text:p>
          </table:table-cell>
          <table:table-cell table:number-columns-repeated="1021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0266666667">
            <text:p>0,00266667</text:p>
          </table:table-cell>
          <table:table-cell office:value-type="float" office:value="0.16112143457">
            <text:p>0,16112143</text:p>
          </table:table-cell>
          <table:table-cell table:number-columns-repeated="1021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0827332046">
            <text:p>0,00827332</text:p>
          </table:table-cell>
          <table:table-cell office:value-type="float" office:value="0.21555675721">
            <text:p>0,21555676</text:p>
          </table:table-cell>
          <table:table-cell table:number-columns-repeated="1021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04003151931">
            <text:p>0,04003152</text:p>
          </table:table-cell>
          <table:table-cell office:value-type="float" office:value="0.18312025366">
            <text:p>0,18312025</text:p>
          </table:table-cell>
          <table:table-cell table:number-columns-repeated="1021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6352979057">
            <text:p>0,06352979</text:p>
          </table:table-cell>
          <table:table-cell office:value-type="float" office:value="0.20005311114">
            <text:p>0,20005311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DTLZ2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MaxPopulation</text:p>
          </table:table-cell>
          <table:table-cell table:style-name="Default" office:value-type="string">
            <text:p>Coverage</text:p>
          </table:table-cell>
          <table:table-cell table:style-name="Default" office:value-type="string">
            <text:p>Coverage</text:p>
          </table:table-cell>
          <table:table-cell>
            <draw:frame table:end-cell-address="Sheet1.I75" table:end-x="1.636cm" table:end-y="0.103cm" draw:z-index="5" draw:style-name="gr1" svg:width="12.34cm" svg:height="4.847cm" svg:x="0.587cm" svg:y="0.224cm">
              <draw:object draw:notify-on-update-of-ranges="Sheet1.A64:Sheet1.A64 Sheet1.A65:Sheet1.A74 Sheet1.B64:Sheet1.B64 Sheet1.B65:Sheet1.B7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table:end-cell-address="Sheet1.O75" table:end-x="0.836cm" table:end-y="0.163cm" draw:z-index="13" draw:style-name="gr1" svg:width="12.34cm" svg:height="4.847cm" svg:x="2.045cm" svg:y="0.284cm">
              <draw:object draw:notify-on-update-of-ranges="Sheet1.A64:Sheet1.A64 Sheet1.A65:Sheet1.A74 Sheet1.C64:Sheet1.C64 Sheet1.C65:Sheet1.C7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,00000000</text:p>
          </table:table-cell>
          <table:table-cell office:value-type="float" office:value="0.125">
            <text:p>0,12500000</text:p>
          </table:table-cell>
          <table:table-cell table:number-columns-repeated="102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">
            <text:p>0,00000000</text:p>
          </table:table-cell>
          <table:table-cell office:value-type="float" office:value="0.1465">
            <text:p>0,14650000</text:p>
          </table:table-cell>
          <table:table-cell table:number-columns-repeated="1021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">
            <text:p>0,00000000</text:p>
          </table:table-cell>
          <table:table-cell office:value-type="float" office:value="0.20266666667">
            <text:p>0,20266667</text:p>
          </table:table-cell>
          <table:table-cell table:number-columns-repeated="1021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">
            <text:p>0,00000000</text:p>
          </table:table-cell>
          <table:table-cell office:value-type="float" office:value="0.2425">
            <text:p>0,24250000</text:p>
          </table:table-cell>
          <table:table-cell table:number-columns-repeated="102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">
            <text:p>0,00000000</text:p>
          </table:table-cell>
          <table:table-cell office:value-type="float" office:value="0.257">
            <text:p>0,25700000</text:p>
          </table:table-cell>
          <table:table-cell table:number-columns-repeated="1021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">
            <text:p>0,00000000</text:p>
          </table:table-cell>
          <table:table-cell office:value-type="float" office:value="0.299">
            <text:p>0,29900000</text:p>
          </table:table-cell>
          <table:table-cell table:number-columns-repeated="1021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">
            <text:p>0,00000000</text:p>
          </table:table-cell>
          <table:table-cell office:value-type="float" office:value="0.33185714286">
            <text:p>0,33185714</text:p>
          </table:table-cell>
          <table:table-cell table:number-columns-repeated="1021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">
            <text:p>0,00000000</text:p>
          </table:table-cell>
          <table:table-cell office:value-type="float" office:value="0.359625">
            <text:p>0,35962500</text:p>
          </table:table-cell>
          <table:table-cell table:number-columns-repeated="1021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00016207455">
            <text:p>0,00016207</text:p>
          </table:table-cell>
          <table:table-cell office:value-type="float" office:value="0.38244444444">
            <text:p>0,38244444</text:p>
          </table:table-cell>
          <table:table-cell table:number-columns-repeated="1021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15243902">
            <text:p>0,00015244</text:p>
          </table:table-cell>
          <table:table-cell office:value-type="float" office:value="0.4342">
            <text:p>0,434200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DTLZ3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MaxPopulation</text:p>
          </table:table-cell>
          <table:table-cell table:style-name="Default" office:value-type="string">
            <text:p>Coverage</text:p>
          </table:table-cell>
          <table:table-cell table:style-name="Default" office:value-type="string">
            <text:p>Coverage</text:p>
          </table:table-cell>
          <table:table-cell>
            <draw:frame table:end-cell-address="Sheet1.I89" table:end-x="1.636cm" table:end-y="0.103cm" draw:z-index="6" draw:style-name="gr1" svg:width="12.34cm" svg:height="4.847cm" svg:x="0.587cm" svg:y="0.224cm">
              <draw:object draw:notify-on-update-of-ranges="Sheet1.A78:Sheet1.A78 Sheet1.A79:Sheet1.A88 Sheet1.B78:Sheet1.B78 Sheet1.B79:Sheet1.B8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4"/>
          <table:table-cell>
            <draw:frame table:end-cell-address="Sheet1.O89" table:end-x="0.867cm" table:end-y="0.223cm" draw:z-index="14" draw:style-name="gr1" svg:width="12.34cm" svg:height="4.847cm" svg:x="2.076cm" svg:y="0.344cm">
              <draw:object draw:notify-on-update-of-ranges="Sheet1.A78:Sheet1.A78 Sheet1.A79:Sheet1.A88 Sheet1.C78:Sheet1.C78 Sheet1.C79:Sheet1.C8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,00000000</text:p>
          </table:table-cell>
          <table:table-cell office:value-type="float" office:value="0.60954817046">
            <text:p>0,60954817</text:p>
          </table:table-cell>
          <table:table-cell table:number-columns-repeated="102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">
            <text:p>0,00000000</text:p>
          </table:table-cell>
          <table:table-cell office:value-type="float" office:value="0.2295586421">
            <text:p>0,22955864</text:p>
          </table:table-cell>
          <table:table-cell table:number-columns-repeated="1021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">
            <text:p>0,00000000</text:p>
          </table:table-cell>
          <table:table-cell office:value-type="float" office:value="0.16977496246">
            <text:p>0,16977496</text:p>
          </table:table-cell>
          <table:table-cell table:number-columns-repeated="1021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">
            <text:p>0,00000000</text:p>
          </table:table-cell>
          <table:table-cell office:value-type="float" office:value="0.13374187124">
            <text:p>0,13374187</text:p>
          </table:table-cell>
          <table:table-cell table:number-columns-repeated="102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377358491">
            <text:p>0,00377358</text:p>
          </table:table-cell>
          <table:table-cell office:value-type="float" office:value="0.16536407058">
            <text:p>0,16536407</text:p>
          </table:table-cell>
          <table:table-cell table:number-columns-repeated="1021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3298319965">
            <text:p>0,03298320</text:p>
          </table:table-cell>
          <table:table-cell office:value-type="float" office:value="0.13998102796">
            <text:p>0,13998103</text:p>
          </table:table-cell>
          <table:table-cell table:number-columns-repeated="1021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5997662476">
            <text:p>0,05997662</text:p>
          </table:table-cell>
          <table:table-cell office:value-type="float" office:value="0.19684555967">
            <text:p>0,19684556</text:p>
          </table:table-cell>
          <table:table-cell table:number-columns-repeated="1021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14265925472">
            <text:p>0,14265925</text:p>
          </table:table-cell>
          <table:table-cell office:value-type="float" office:value="0.21459026569">
            <text:p>0,21459027</text:p>
          </table:table-cell>
          <table:table-cell table:number-columns-repeated="1021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1886672499">
            <text:p>0,18866725</text:p>
          </table:table-cell>
          <table:table-cell office:value-type="float" office:value="0.23403931293">
            <text:p>0,23403931</text:p>
          </table:table-cell>
          <table:table-cell table:number-columns-repeated="1021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22661767411">
            <text:p>0,22661767</text:p>
          </table:table-cell>
          <table:table-cell office:value-type="float" office:value="0.2381942039">
            <text:p>0,23819420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Population</text:p>
          </table:table-cell>
          <table:table-cell table:style-name="Default" office:value-type="string">
            <text:p>SPEA2/IBEA</text:p>
          </table:table-cell>
          <table:table-cell table:style-name="Default" office:value-type="string">
            <text:p>IBEA/SPEA2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DTLZ1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MaxPopulation</text:p>
          </table:table-cell>
          <table:table-cell table:style-name="Default" office:value-type="string">
            <text:p>Coverage</text:p>
          </table:table-cell>
          <table:table-cell table:style-name="Default" office:value-type="string">
            <text:p>Coverage</text:p>
          </table:table-cell>
          <table:table-cell>
            <draw:frame table:end-cell-address="Sheet1.I106" table:end-x="1.668cm" table:end-y="0.103cm" draw:z-index="7" draw:style-name="gr1" svg:width="12.34cm" svg:height="4.847cm" svg:x="0.619cm" svg:y="0.224cm">
              <draw:object draw:notify-on-update-of-ranges="Sheet1.A95:Sheet1.A95 Sheet1.A96:Sheet1.A105 Sheet1.B95:Sheet1.B95 Sheet1.B96:Sheet1.B10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  <table:table-cell>
            <draw:frame table:end-cell-address="Sheet1.O106" table:end-x="0.898cm" table:end-y="0.072cm" draw:z-index="15" draw:style-name="gr1" svg:width="12.34cm" svg:height="4.847cm" svg:x="2.107cm" svg:y="0.193cm">
              <draw:object draw:notify-on-update-of-ranges="Sheet1.A95:Sheet1.A95 Sheet1.A96:Sheet1.A105 Sheet1.C95:Sheet1.C95 Sheet1.C96:Sheet1.C10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,00000000</text:p>
          </table:table-cell>
          <table:table-cell office:value-type="float" office:value="0.053">
            <text:p>0,05300000</text:p>
          </table:table-cell>
          <table:table-cell table:number-columns-repeated="102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">
            <text:p>0,00000000</text:p>
          </table:table-cell>
          <table:table-cell office:value-type="float" office:value="0.4303140443">
            <text:p>0,43031404</text:p>
          </table:table-cell>
          <table:table-cell table:number-columns-repeated="1021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">
            <text:p>0,00000000</text:p>
          </table:table-cell>
          <table:table-cell office:value-type="float" office:value="0.29725030414">
            <text:p>0,29725030</text:p>
          </table:table-cell>
          <table:table-cell table:number-columns-repeated="1021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">
            <text:p>0,00000000</text:p>
          </table:table-cell>
          <table:table-cell office:value-type="float" office:value="0.25531890387">
            <text:p>0,25531890</text:p>
          </table:table-cell>
          <table:table-cell table:number-columns-repeated="102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">
            <text:p>0,00000000</text:p>
          </table:table-cell>
          <table:table-cell office:value-type="float" office:value="0.22400079076">
            <text:p>0,22400079</text:p>
          </table:table-cell>
          <table:table-cell table:number-columns-repeated="1021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0326203209">
            <text:p>0,00326203</text:p>
          </table:table-cell>
          <table:table-cell office:value-type="float" office:value="0.2382910553">
            <text:p>0,23829106</text:p>
          </table:table-cell>
          <table:table-cell table:number-columns-repeated="1021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1253541942">
            <text:p>0,01253542</text:p>
          </table:table-cell>
          <table:table-cell office:value-type="float" office:value="0.25156462392">
            <text:p>0,25156462</text:p>
          </table:table-cell>
          <table:table-cell table:number-columns-repeated="1021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1549400757">
            <text:p>0,01549401</text:p>
          </table:table-cell>
          <table:table-cell office:value-type="float" office:value="0.29139125135">
            <text:p>0,29139125</text:p>
          </table:table-cell>
          <table:table-cell table:number-columns-repeated="1021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05992592233">
            <text:p>0,05992592</text:p>
          </table:table-cell>
          <table:table-cell office:value-type="float" office:value="0.32269407808">
            <text:p>0,32269408</text:p>
          </table:table-cell>
          <table:table-cell table:number-columns-repeated="1021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6583422184">
            <text:p>0,06583422</text:p>
          </table:table-cell>
          <table:table-cell office:value-type="float" office:value="0.3204190083">
            <text:p>0,32041901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DTLZ2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MaxPopulation</text:p>
          </table:table-cell>
          <table:table-cell table:style-name="Default" office:value-type="string">
            <text:p>Coverage</text:p>
          </table:table-cell>
          <table:table-cell table:style-name="Default" office:value-type="string">
            <text:p>Coverage</text:p>
          </table:table-cell>
          <table:table-cell>
            <draw:frame table:end-cell-address="Sheet1.I120" table:end-x="1.605cm" table:end-y="0.104cm" draw:z-index="8" draw:style-name="gr1" svg:width="12.34cm" svg:height="4.847cm" svg:x="0.556cm" svg:y="0.225cm">
              <draw:object draw:notify-on-update-of-ranges="Sheet1.A109:Sheet1.A109 Sheet1.A110:Sheet1.A119 Sheet1.B109:Sheet1.B109 Sheet1.B110:Sheet1.B11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4"/>
          <table:table-cell>
            <draw:frame table:end-cell-address="Sheet1.O120" table:end-x="0.867cm" table:end-y="0.133cm" draw:z-index="16" draw:style-name="gr1" svg:width="12.34cm" svg:height="4.847cm" svg:x="2.076cm" svg:y="0.254cm">
              <draw:object draw:notify-on-update-of-ranges="Sheet1.A109:Sheet1.A109 Sheet1.A110:Sheet1.A119 Sheet1.C109:Sheet1.C109 Sheet1.C110:Sheet1.C119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,00000000</text:p>
          </table:table-cell>
          <table:table-cell office:value-type="float" office:value="0.13">
            <text:p>0,13000000</text:p>
          </table:table-cell>
          <table:table-cell table:number-columns-repeated="102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">
            <text:p>0,00000000</text:p>
          </table:table-cell>
          <table:table-cell office:value-type="float" office:value="0.1565">
            <text:p>0,15650000</text:p>
          </table:table-cell>
          <table:table-cell table:number-columns-repeated="1021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">
            <text:p>0,00000000</text:p>
          </table:table-cell>
          <table:table-cell office:value-type="float" office:value="0.20433333333">
            <text:p>0,20433333</text:p>
          </table:table-cell>
          <table:table-cell table:number-columns-repeated="1021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">
            <text:p>0,00000000</text:p>
          </table:table-cell>
          <table:table-cell office:value-type="float" office:value="0.23675">
            <text:p>0,23675000</text:p>
          </table:table-cell>
          <table:table-cell table:number-columns-repeated="102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">
            <text:p>0,00000000</text:p>
          </table:table-cell>
          <table:table-cell office:value-type="float" office:value="0.257">
            <text:p>0,25700000</text:p>
          </table:table-cell>
          <table:table-cell table:number-columns-repeated="1021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">
            <text:p>0,00000000</text:p>
          </table:table-cell>
          <table:table-cell office:value-type="float" office:value="0.3045">
            <text:p>0,30450000</text:p>
          </table:table-cell>
          <table:table-cell table:number-columns-repeated="1021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">
            <text:p>0,00000000</text:p>
          </table:table-cell>
          <table:table-cell office:value-type="float" office:value="0.32742857143">
            <text:p>0,32742857</text:p>
          </table:table-cell>
          <table:table-cell table:number-columns-repeated="1021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">
            <text:p>0,00000000</text:p>
          </table:table-cell>
          <table:table-cell office:value-type="float" office:value="0.34275">
            <text:p>0,34275000</text:p>
          </table:table-cell>
          <table:table-cell table:number-columns-repeated="1021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">
            <text:p>0,00000000</text:p>
          </table:table-cell>
          <table:table-cell office:value-type="float" office:value="0.37411111111">
            <text:p>0,37411111</text:p>
          </table:table-cell>
          <table:table-cell table:number-columns-repeated="1021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15060241">
            <text:p>0,00015060</text:p>
          </table:table-cell>
          <table:table-cell office:value-type="float" office:value="0.4062">
            <text:p>0,406200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DTLZ3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MaxPopulation</text:p>
          </table:table-cell>
          <table:table-cell table:style-name="Default" office:value-type="string">
            <text:p>Coverage</text:p>
          </table:table-cell>
          <table:table-cell table:style-name="Default" office:value-type="string">
            <text:p>Coverage</text:p>
          </table:table-cell>
          <table:table-cell>
            <draw:frame table:end-cell-address="Sheet1.I134" table:end-x="1.543cm" table:end-y="0.195cm" draw:z-index="9" draw:style-name="gr1" svg:width="12.34cm" svg:height="4.847cm" svg:x="0.494cm" svg:y="0.316cm">
              <draw:object draw:notify-on-update-of-ranges="Sheet1.A123:Sheet1.A123 Sheet1.A124:Sheet1.A133 Sheet1.B123:Sheet1.B123 Sheet1.B124:Sheet1.B133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4"/>
          <table:table-cell>
            <draw:frame table:end-cell-address="Sheet1.O134" table:end-x="0.93cm" table:end-y="0.043cm" draw:z-index="17" draw:style-name="gr1" svg:width="12.34cm" svg:height="4.847cm" svg:x="2.139cm" svg:y="0.164cm">
              <draw:object draw:notify-on-update-of-ranges="Sheet1.C123:Sheet1.C123 Sheet1.C124:Sheet1.C133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,00000000</text:p>
          </table:table-cell>
          <table:table-cell office:value-type="float" office:value="0.24053468233">
            <text:p>0,24053468</text:p>
          </table:table-cell>
          <table:table-cell table:number-columns-repeated="102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">
            <text:p>0,00000000</text:p>
          </table:table-cell>
          <table:table-cell office:value-type="float" office:value="0.11779712232">
            <text:p>0,11779712</text:p>
          </table:table-cell>
          <table:table-cell table:number-columns-repeated="1021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">
            <text:p>0,00000000</text:p>
          </table:table-cell>
          <table:table-cell office:value-type="float" office:value="0.16413264782">
            <text:p>0,16413265</text:p>
          </table:table-cell>
          <table:table-cell table:number-columns-repeated="1021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">
            <text:p>0,00000000</text:p>
          </table:table-cell>
          <table:table-cell office:value-type="float" office:value="0.13742623763">
            <text:p>0,13742624</text:p>
          </table:table-cell>
          <table:table-cell table:number-columns-repeated="102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144927536">
            <text:p>0,00144928</text:p>
          </table:table-cell>
          <table:table-cell office:value-type="float" office:value="0.12819936284">
            <text:p>0,12819936</text:p>
          </table:table-cell>
          <table:table-cell table:number-columns-repeated="1021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2786048192">
            <text:p>0,02786048</text:p>
          </table:table-cell>
          <table:table-cell office:value-type="float" office:value="0.17974382968">
            <text:p>0,17974383</text:p>
          </table:table-cell>
          <table:table-cell table:number-columns-repeated="1021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6075761801">
            <text:p>0,06075762</text:p>
          </table:table-cell>
          <table:table-cell office:value-type="float" office:value="0.1942621911">
            <text:p>0,19426219</text:p>
          </table:table-cell>
          <table:table-cell table:number-columns-repeated="1021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9311674266">
            <text:p>0,09311674</text:p>
          </table:table-cell>
          <table:table-cell office:value-type="float" office:value="0.24626483093">
            <text:p>0,24626483</text:p>
          </table:table-cell>
          <table:table-cell table:number-columns-repeated="1021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14937795839">
            <text:p>0,14937796</text:p>
          </table:table-cell>
          <table:table-cell office:value-type="float" office:value="0.30519265961">
            <text:p>0,30519266</text:p>
          </table:table-cell>
          <table:table-cell table:number-columns-repeated="1021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1550851999">
            <text:p>0,15508520</text:p>
          </table:table-cell>
          <table:table-cell office:value-type="float" office:value="0.35969830526">
            <text:p>0,35969831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o" fo:country="R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o" fo:country="R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number:number-style style:name="N106">
      <number:number number:decimal-places="8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.07.2010</text:date>, <text:time>09:4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07T09:43:55.15</dc:date>
    <meta:generator>OpenOffice.org/3.2$Win32 OpenOffice.org_project/320m12$Build-9483</meta:generator>
    <meta:editing-duration>PT00H38M20S</meta:editing-duration>
    <meta:editing-cycles>2</meta:editing-cycles>
    <meta:document-statistic meta:table-count="1" meta:cell-count="315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19:Sheet1.B29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20:Sheet1.B29" chart:label-cell-address="Sheet1.B19:Sheet1.B19" chart:class="chart:scatter">
            <chart:domain table:cell-range-address="Sheet1.A20:Sheet1.A29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9:Sheet1.B19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20:Sheet1.A29">100</text:p>
              </table:table-cell>
              <table:table-cell office:value-type="float" office:value="0.028">
                <text:p text:id="Sheet1.B20:Sheet1.B29">0.0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3066666667">
                <text:p>0.030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9714285714">
                <text:p>0.09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01125">
                <text:p>0.101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5877777778">
                <text:p>0.158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1643">
                <text:p>0.1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64:Sheet1.A74 Sheet1.C64:Sheet1.C74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65:Sheet1.C74" chart:label-cell-address="Sheet1.C64:Sheet1.C64" chart:class="chart:scatter">
            <chart:domain table:cell-range-address="Sheet1.A65:Sheet1.A74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64:Sheet1.C64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65:Sheet1.A74">100</text:p>
              </table:table-cell>
              <table:table-cell office:value-type="float" office:value="0.125">
                <text:p text:id="Sheet1.C65:Sheet1.C74">0.1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1465">
                <text:p>0.1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20266666667">
                <text:p>0.202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2425">
                <text:p>0.2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33185714286">
                <text:p>0.331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359625">
                <text:p>0.359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38244444444">
                <text:p>0.382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4342">
                <text:p>0.43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78:Sheet1.B88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79:Sheet1.B88" chart:label-cell-address="Sheet1.B78:Sheet1.B78" chart:class="chart:scatter">
            <chart:domain table:cell-range-address="Sheet1.A79:Sheet1.A88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78:Sheet1.B78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79:Sheet1.A88">100</text:p>
              </table:table-cell>
              <table:table-cell office:value-type="float" office:value="0">
                <text:p text:id="Sheet1.B79:Sheet1.B88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377358491">
                <text:p>0.00377358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3298319965">
                <text:p>0.03298319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5997662476">
                <text:p>0.05997662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4265925472">
                <text:p>0.14265925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886672499">
                <text:p>0.1886672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22661767411">
                <text:p>0.226617674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78:Sheet1.A88 Sheet1.C78:Sheet1.C88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79:Sheet1.C88" chart:label-cell-address="Sheet1.C78:Sheet1.C78" chart:class="chart:scatter">
            <chart:domain table:cell-range-address="Sheet1.A79:Sheet1.A88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78:Sheet1.C78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79:Sheet1.A88">100</text:p>
              </table:table-cell>
              <table:table-cell office:value-type="float" office:value="0.60954817046">
                <text:p text:id="Sheet1.C79:Sheet1.C88">0.609548170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2295586421">
                <text:p>0.2295586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6977496246">
                <text:p>0.16977496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3374187124">
                <text:p>0.13374187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6536407058">
                <text:p>0.16536407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13998102796">
                <text:p>0.13998102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19684555967">
                <text:p>0.19684555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21459026569">
                <text:p>0.21459026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23403931293">
                <text:p>0.23403931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2381942039">
                <text:p>0.23819420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95:Sheet1.B105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96:Sheet1.B105" chart:label-cell-address="Sheet1.B95:Sheet1.B95" chart:class="chart:scatter">
            <chart:domain table:cell-range-address="Sheet1.A96:Sheet1.A105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95:Sheet1.B95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96:Sheet1.A105">100</text:p>
              </table:table-cell>
              <table:table-cell office:value-type="float" office:value="0">
                <text:p text:id="Sheet1.B96:Sheet1.B10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326203209">
                <text:p>0.00326203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1253541942">
                <text:p>0.01253541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1549400757">
                <text:p>0.01549400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5992592233">
                <text:p>0.05992592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6583422184">
                <text:p>0.065834221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95:Sheet1.A105 Sheet1.C95:Sheet1.C105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96:Sheet1.C105" chart:label-cell-address="Sheet1.C95:Sheet1.C95" chart:class="chart:scatter">
            <chart:domain table:cell-range-address="Sheet1.A96:Sheet1.A105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95:Sheet1.C95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96:Sheet1.A105">100</text:p>
              </table:table-cell>
              <table:table-cell office:value-type="float" office:value="0.053">
                <text:p text:id="Sheet1.C96:Sheet1.C105">0.0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4303140443">
                <text:p>0.4303140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29725030414">
                <text:p>0.29725030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25531890387">
                <text:p>0.25531890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22400079076">
                <text:p>0.22400079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2382910553">
                <text:p>0.2382910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5156462392">
                <text:p>0.25156462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29139125135">
                <text:p>0.29139125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32269407808">
                <text:p>0.32269407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3204190083">
                <text:p>0.320419008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109:Sheet1.B119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110:Sheet1.B119" chart:label-cell-address="Sheet1.B109:Sheet1.B109" chart:class="chart:scatter">
            <chart:domain table:cell-range-address="Sheet1.A110:Sheet1.A119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09:Sheet1.B109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110:Sheet1.A119">100</text:p>
              </table:table-cell>
              <table:table-cell office:value-type="float" office:value="0">
                <text:p text:id="Sheet1.B110:Sheet1.B11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015060241">
                <text:p>0.000150602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109:Sheet1.A119 Sheet1.C109:Sheet1.C119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110:Sheet1.C119" chart:label-cell-address="Sheet1.C109:Sheet1.C109" chart:class="chart:scatter">
            <chart:domain table:cell-range-address="Sheet1.A110:Sheet1.A119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09:Sheet1.C109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110:Sheet1.A119">100</text:p>
              </table:table-cell>
              <table:table-cell office:value-type="float" office:value="0.13">
                <text:p text:id="Sheet1.C110:Sheet1.C119">0.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1565">
                <text:p>0.1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20433333333">
                <text:p>0.204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23675">
                <text:p>0.23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3045">
                <text:p>0.3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32742857143">
                <text:p>0.327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34275">
                <text:p>0.34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37411111111">
                <text:p>0.374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4062">
                <text:p>0.406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123:Sheet1.B133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124:Sheet1.B133" chart:label-cell-address="Sheet1.B123:Sheet1.B123" chart:class="chart:scatter">
            <chart:domain table:cell-range-address="Sheet1.A124:Sheet1.A13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23:Sheet1.B123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124:Sheet1.A133">100</text:p>
              </table:table-cell>
              <table:table-cell office:value-type="float" office:value="0">
                <text:p text:id="Sheet1.B124:Sheet1.B13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144927536">
                <text:p>0.00144927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2786048192">
                <text:p>0.02786048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6075761801">
                <text:p>0.06075761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9311674266">
                <text:p>0.09311674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4937795839">
                <text:p>0.14937795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1550851999">
                <text:p>0.15508519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C123:Sheet1.C133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124:Sheet1.C133" chart:label-cell-address="Sheet1.C123:Sheet1.C123" chart:class="chart:scatte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23:Sheet1.C123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053468233">
                <text:p text:id="Sheet1.C124:Sheet1.C133">0.240534682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79712232">
                <text:p>0.11779712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413264782">
                <text:p>0.16413264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742623763">
                <text:p>0.13742623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819936284">
                <text:p>0.12819936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974382968">
                <text:p>0.17974382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42621911">
                <text:p>0.1942621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626483093">
                <text:p>0.24626483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519265961">
                <text:p>0.30519265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969830526">
                <text:p>0.3596983052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19:Sheet1.A29 Sheet1.C19:Sheet1.C29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20:Sheet1.C29" chart:label-cell-address="Sheet1.C19:Sheet1.C19" chart:class="chart:scatter">
            <chart:domain table:cell-range-address="Sheet1.A20:Sheet1.A29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9:Sheet1.C19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20:Sheet1.A29">100</text:p>
              </table:table-cell>
              <table:table-cell office:value-type="float" office:value="0.038">
                <text:p text:id="Sheet1.C20:Sheet1.C29">0.0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6166666667">
                <text:p>0.061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6075">
                <text:p>0.06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694">
                <text:p>0.0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235">
                <text:p>0.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2144444444">
                <text:p>0.121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1606">
                <text:p>0.1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5:Sheet1.B15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6:Sheet1.B15" chart:label-cell-address="Sheet1.B5:Sheet1.B5" chart:class="chart:scatter">
            <chart:domain table:cell-range-address="Sheet1.A6:Sheet1.A15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6:Sheet1.A15">100</text:p>
              </table:table-cell>
              <table:table-cell office:value-type="float" office:value="0.135">
                <text:p text:id="Sheet1.B6:Sheet1.B15">0.1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42504624528">
                <text:p>0.42504624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45373156158">
                <text:p>0.45373156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33390052445">
                <text:p>0.33390052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46971320779">
                <text:p>0.46971320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44466339142">
                <text:p>0.44466339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52487815648">
                <text:p>0.52487815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4428554618">
                <text:p>0.4428554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59721303976">
                <text:p>0.59721303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59741370818">
                <text:p>0.597413708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5:Sheet1.A15 Sheet1.C5:Sheet1.C15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6:Sheet1.C15" chart:label-cell-address="Sheet1.C5:Sheet1.C5" chart:class="chart:scatter">
            <chart:domain table:cell-range-address="Sheet1.A6:Sheet1.A15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6:Sheet1.A15">100</text:p>
              </table:table-cell>
              <table:table-cell office:value-type="float" office:value="0.129">
                <text:p text:id="Sheet1.C6:Sheet1.C15">0.1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35455379058">
                <text:p>0.35455379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35910401604">
                <text:p>0.35910401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2803865203">
                <text:p>0.2803865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25804161848">
                <text:p>0.25804161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26220913323">
                <text:p>0.26220913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1131386236">
                <text:p>0.21131386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26279847033">
                <text:p>0.26279847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7675298195">
                <text:p>0.17675298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17375917135">
                <text:p>0.173759171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33:Sheet1.B43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34:Sheet1.B43" chart:label-cell-address="Sheet1.B33:Sheet1.B33" chart:class="chart:scatter">
            <chart:domain table:cell-range-address="Sheet1.A34:Sheet1.A4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33:Sheet1.B33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34:Sheet1.A43">100</text:p>
              </table:table-cell>
              <table:table-cell office:value-type="float" office:value="0.37955693941">
                <text:p text:id="Sheet1.B34:Sheet1.B43">0.379556939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45995371137">
                <text:p>0.45995371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50758109692">
                <text:p>0.50758109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55661363598">
                <text:p>0.55661363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59109634174">
                <text:p>0.59109634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65692363271">
                <text:p>0.65692363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67217098728">
                <text:p>0.67217098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65926428589">
                <text:p>0.65926428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70592894507">
                <text:p>0.70592894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75563681199">
                <text:p>0.755636811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33:Sheet1.A43 Sheet1.C33:Sheet1.C43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34:Sheet1.C43" chart:label-cell-address="Sheet1.C33:Sheet1.C33" chart:class="chart:scatter">
            <chart:domain table:cell-range-address="Sheet1.A34:Sheet1.A4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33:Sheet1.C33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34:Sheet1.A43">100</text:p>
              </table:table-cell>
              <table:table-cell office:value-type="float" office:value="0.4824293402">
                <text:p text:id="Sheet1.C34:Sheet1.C43">0.48242934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32921188092">
                <text:p>0.32921188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21288292291">
                <text:p>0.21288292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23832102868">
                <text:p>0.23832102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21115179982">
                <text:p>0.2111517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18279958267">
                <text:p>0.18279958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3105774769">
                <text:p>0.23105774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6170639584">
                <text:p>0.16170639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5454713048">
                <text:p>0.15454713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12538475778">
                <text:p>0.125384757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50:Sheet1.B60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51:Sheet1.B60" chart:label-cell-address="Sheet1.B50:Sheet1.B50" chart:class="chart:scatter">
            <chart:domain table:cell-range-address="Sheet1.A51:Sheet1.A6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0:Sheet1.B50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51:Sheet1.A60">100</text:p>
              </table:table-cell>
              <table:table-cell office:value-type="float" office:value="0.06539634146">
                <text:p text:id="Sheet1.B51:Sheet1.B60">0.06539634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266666667">
                <text:p>0.002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827332046">
                <text:p>0.00827332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4003151931">
                <text:p>0.040031519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6352979057">
                <text:p>0.063529790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50:Sheet1.A60 Sheet1.C50:Sheet1.C60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51:Sheet1.C60" chart:label-cell-address="Sheet1.C50:Sheet1.C50" chart:class="chart:scatter">
            <chart:domain table:cell-range-address="Sheet1.A51:Sheet1.A6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0:Sheet1.C50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51:Sheet1.A60">100</text:p>
              </table:table-cell>
              <table:table-cell office:value-type="float" office:value="0.103">
                <text:p text:id="Sheet1.C51:Sheet1.C60">0.1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38601520885">
                <text:p>0.38601520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2994784178">
                <text:p>0.2994784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3584621826">
                <text:p>0.1358462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7983022716">
                <text:p>0.17983022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17892832479">
                <text:p>0.17892832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16112143457">
                <text:p>0.16112143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21555675721">
                <text:p>0.21555675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8312025366">
                <text:p>0.18312025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20005311114">
                <text:p>0.200053111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41cm" svg:height="4.848cm" xlink:href=".." chart:class="chart:scatter" chart:style-name="ch1">
        <chart:plot-area chart:style-name="ch2" table:cell-range-address="Sheet1.A64:Sheet1.B74" chart:data-source-has-labels="row" svg:x="0.174cm" svg:y="0.048cm" svg:width="11.845cm" svg:height="4.65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65:Sheet1.B74" chart:label-cell-address="Sheet1.B64:Sheet1.B64" chart:class="chart:scatter">
            <chart:domain table:cell-range-address="Sheet1.A65:Sheet1.A74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64:Sheet1.B64">Co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65:Sheet1.A74">100</text:p>
              </table:table-cell>
              <table:table-cell office:value-type="float" office:value="0">
                <text:p text:id="Sheet1.B65:Sheet1.B7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016207455">
                <text:p>0.00016207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015243902">
                <text:p>0.000152439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